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tiva Sans" svg:font-family="'Motiva Sans', sans-serif"/>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b751" officeooo:paragraph-rsid="001eb751"/>
    </style:style>
    <style:style style:name="P2" style:family="paragraph" style:parent-style-name="Standard">
      <style:text-properties officeooo:rsid="001eb751" officeooo:paragraph-rsid="0020b259"/>
    </style:style>
    <style:style style:name="P3" style:family="paragraph" style:parent-style-name="Standard">
      <style:text-properties officeooo:rsid="00203e76" officeooo:paragraph-rsid="00203e76"/>
    </style:style>
    <style:style style:name="P4" style:family="paragraph" style:parent-style-name="Standard">
      <style:text-properties fo:font-weight="bold" officeooo:rsid="001eb751" officeooo:paragraph-rsid="001eb751" style:font-weight-asian="bold" style:font-weight-complex="bold"/>
    </style:style>
    <style:style style:name="P5" style:family="paragraph" style:parent-style-name="Standard">
      <style:text-properties fo:font-weight="bold" officeooo:rsid="00203e76" officeooo:paragraph-rsid="00203e76" style:font-weight-asian="bold" style:font-weight-complex="bold"/>
    </style:style>
    <style:style style:name="P6" style:family="paragraph" style:parent-style-name="Standard">
      <style:text-properties fo:font-weight="bold" officeooo:rsid="0020e077" officeooo:paragraph-rsid="0020e077" style:font-weight-asian="bold" style:font-weight-complex="bold"/>
    </style:style>
    <style:style style:name="P7" style:family="paragraph" style:parent-style-name="Standard">
      <style:paragraph-properties fo:text-align="center" style:justify-single-word="false"/>
      <style:text-properties fo:font-style="italic" style:text-underline-style="none" fo:font-weight="bold" officeooo:rsid="001eb751" officeooo:paragraph-rsid="001eb751" style:font-style-asian="italic" style:font-weight-asian="bold" style:font-style-complex="italic" style:font-weight-complex="bold"/>
    </style:style>
    <style:style style:name="P8" style:family="paragraph" style:parent-style-name="Standard">
      <style:text-properties fo:font-weight="bold" officeooo:rsid="0020e077" officeooo:paragraph-rsid="0020e077" style:font-weight-asian="bold" style:font-weight-complex="bold"/>
    </style:style>
    <style:style style:name="T1" style:family="text">
      <style:text-properties officeooo:rsid="001ecdb0"/>
    </style:style>
    <style:style style:name="T2" style:family="text">
      <style:text-properties officeooo:rsid="0020b259"/>
    </style:style>
    <style:style style:name="T3" style:family="text">
      <style:text-properties officeooo:rsid="0020e077"/>
    </style:style>
    <style:style style:name="T4" style:family="text">
      <style:text-properties fo:font-weight="normal" style:font-weight-asian="normal" style:font-weight-complex="normal"/>
    </style:style>
    <style:style style:name="T5" style:family="text">
      <style:text-properties fo:font-weight="normal" officeooo:rsid="0021cddf" style:font-weight-asian="normal" style:font-weight-complex="normal"/>
    </style:style>
    <style:style style:name="T6" style:family="text">
      <style:text-properties officeooo:rsid="0021129e"/>
    </style:style>
    <style:style style:name="T7" style:family="text">
      <style:text-properties officeooo:rsid="0021cd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ndy Pham</text:p>
      <text:p text:style-name="P3"/>
      <text:p text:style-name="P7">Four View</text:p>
      <text:p text:style-name="P1"/>
      <text:p text:style-name="P4">Logical View</text:p>
      <text:p text:style-name="P2">- This view <text:span text:style-name="T2">can be used</text:span> to <text:span text:style-name="T2">support</text:span> the functional requirement. <text:s/><text:span text:style-name="T2">That is the primarily functional in the system and what it</text:span> can provide to the user. <text:s/><text:span text:style-name="T2">A logical view also shows the key abstraction in system (objects, object classess, interfaces...). <text:s/>This is not just for the sake of the functional decomposition analysis, but also the mechanism used to determine the general and other factors on the part of the different design systems. <text:s/></text:span>If our program include this view, it will help the user understand more about the functional of the program. It also easily show the user what in the program and how it work. <text:s/><text:span text:style-name="T1">For example, our program is a time clock machine. We can use object-oriented style to identify common mechanisms and design elements across the various parts of the system for this view.</text:span></text:p>
      <text:p text:style-name="P1"/>
      <text:p text:style-name="P4">Physical View</text:p>
      <text:p text:style-name="P1">- <text:span text:style-name="T1">This view can be used to describe the non-functional requirement of the system (reliability, security...) and shows how the system hardware and software can work together across the system. This view can mapping the software to the hardware by identified all the various elements in the system (networks, processes, tasks, and objects) and mapped onto the various nodes. For example, we can use this physical view to describe and apply the non-functional requirement and manage the system hardware to fit the software.</text:span></text:p>
      <text:p text:style-name="P1"/>
      <text:p text:style-name="P5">Process View</text:p>
      <text:p text:style-name="P3">- This view <text:span text:style-name="T3">can be u</text:span>se<text:span text:style-name="T6">d</text:span> to <text:span text:style-name="T3">show how the system includes interactive processes. This process view can takes into some non-functional requirement (performance, availability...). <text:s/>This process architecture can be viewed as a group of independently tasks run across a set of hardware resources connected by local area network (LAN) or Wide Area Network (WAN). For example, our program using the client and server style for this view.</text:span></text:p>
      <text:p text:style-name="P3"/>
      <text:p text:style-name="P5">Development View</text:p>
      <text:p text:style-name="P3">- This view <text:span text:style-name="T3">can be used </text:span>to describe and focus on how to develop the software to fit the environment <text:span text:style-name="T6">by decompose it</text:span>. <text:s/><text:span text:style-name="T6">The system can be packaged in small boxes (subsystems) that can be developed by one developer or a group of developers. <text:s/>This </text:span>view might help the us manage the software and reuse some element in the old version to develop the new version. <text:span text:style-name="T7">For example, we can use the prototype and developed the system to get close to the requirement is our main goal.</text:span></text:p>
      <text:p text:style-name="P1"/>
      <text:p text:style-name="P6">Scenarios</text:p>
      <text:p text:style-name="P6">- <text:span text:style-name="T4">The four view can work together by using the small set of scenarios (sequences of interactions between objects, between processes).</text:span><text:span text:style-name="T5"> For example, we can use this as a use case and test the prototype for our system.</text:span></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tiva Sans" svg:font-family="'Motiva Sans', sans-serif"/>
    <style:font-face style:name="Arial Unicode MS1" svg:font-family="'Arial Unicode M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23:15:16.912000000</meta:creation-date>
    <dc:date>2016-11-29T20:48:41.179000000</dc:date>
    <meta:editing-duration>PT25M4S</meta:editing-duration>
    <meta:editing-cycles>3</meta:editing-cycles>
    <meta:generator>LibreOffice/4.3.5.2$Windows_x86 LibreOffice_project/3a87456aaa6a95c63eea1c1b3201acedf0751bd5</meta:generator>
    <meta:document-statistic meta:table-count="0" meta:image-count="0" meta:object-count="0" meta:page-count="2" meta:paragraph-count="12" meta:word-count="426" meta:character-count="2514" meta:non-whitespace-character-count="2092"/>
  </office:meta>
</office:document-meta>
</file>